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c664" officeooo:paragraph-rsid="000dc664"/>
    </style:style>
    <style:style style:name="P2" style:family="paragraph" style:parent-style-name="Standard">
      <style:text-properties officeooo:rsid="000fba9a" officeooo:paragraph-rsid="000fba9a"/>
    </style:style>
    <style:style style:name="P3" style:family="paragraph" style:parent-style-name="Standard">
      <style:text-properties fo:font-size="8pt" officeooo:rsid="000fba9a" officeooo:paragraph-rsid="000fba9a" style:font-size-asian="8pt" style:font-size-complex="8pt"/>
    </style:style>
    <style:style style:name="P4" style:family="paragraph" style:parent-style-name="Standard">
      <style:text-properties fo:font-size="11pt" officeooo:rsid="000fba9a" officeooo:paragraph-rsid="000fba9a" style:font-size-asian="11pt" style:font-size-complex="11pt"/>
    </style:style>
    <style:style style:name="P5" style:family="paragraph" style:parent-style-name="Standard">
      <style:text-properties fo:font-size="11pt" officeooo:rsid="0010ad92" officeooo:paragraph-rsid="0010ad92" style:font-size-asian="11pt" style:font-size-complex="11pt"/>
    </style:style>
    <style:style style:name="P6" style:family="paragraph" style:parent-style-name="Standard">
      <style:text-properties fo:font-size="11pt" officeooo:rsid="0014110b" officeooo:paragraph-rsid="0014110b" style:font-size-asian="11pt" style:font-size-complex="11pt"/>
    </style:style>
    <style:style style:name="P7" style:family="paragraph" style:parent-style-name="Standard">
      <style:text-properties fo:font-size="11pt" officeooo:rsid="0015308b" officeooo:paragraph-rsid="0015308b" style:font-size-asian="11pt" style:font-size-complex="11pt"/>
    </style:style>
    <style:style style:name="P8" style:family="paragraph" style:parent-style-name="Standard">
      <style:text-properties fo:font-size="11pt" officeooo:rsid="001739aa" officeooo:paragraph-rsid="001739aa" style:font-size-asian="11pt" style:font-size-complex="11pt"/>
    </style:style>
    <style:style style:name="P9" style:family="paragraph" style:parent-style-name="Standard">
      <style:text-properties fo:font-size="11pt" officeooo:rsid="0017cff0" officeooo:paragraph-rsid="0017cff0" style:font-size-asian="11pt" style:font-size-complex="11pt"/>
    </style:style>
    <style:style style:name="P10" style:family="paragraph" style:parent-style-name="Standard">
      <style:text-properties fo:font-size="11pt" officeooo:rsid="001a6050" officeooo:paragraph-rsid="001a6050" style:font-size-asian="11pt" style:font-size-complex="11pt"/>
    </style:style>
    <style:style style:name="P11" style:family="paragraph" style:parent-style-name="Standard">
      <style:text-properties fo:font-size="11pt" officeooo:rsid="001c01a1" officeooo:paragraph-rsid="001c01a1" style:font-size-asian="11pt" style:font-size-complex="11pt"/>
    </style:style>
    <style:style style:name="P12" style:family="paragraph" style:parent-style-name="Standard">
      <style:text-properties fo:font-size="11pt" officeooo:rsid="001d74a0" officeooo:paragraph-rsid="001d74a0" style:font-size-asian="11pt" style:font-size-complex="11pt"/>
    </style:style>
    <style:style style:name="P13" style:family="paragraph" style:parent-style-name="Standard">
      <style:text-properties fo:font-size="11pt" officeooo:rsid="0022371d" officeooo:paragraph-rsid="0022371d" style:font-size-asian="11pt" style:font-size-complex="11pt"/>
    </style:style>
    <style:style style:name="P14" style:family="paragraph" style:parent-style-name="Standard">
      <style:text-properties officeooo:rsid="001294f9" officeooo:paragraph-rsid="001294f9"/>
    </style:style>
    <style:style style:name="T1" style:family="text">
      <style:text-properties officeooo:rsid="0014110b"/>
    </style:style>
    <style:style style:name="T2" style:family="text">
      <style:text-properties officeooo:rsid="0017cff0"/>
    </style:style>
    <style:style style:name="T3" style:family="text">
      <style:text-properties officeooo:rsid="00197dcd"/>
    </style:style>
    <style:style style:name="T4" style:family="text">
      <style:text-properties officeooo:rsid="001b58a3"/>
    </style:style>
    <style:style style:name="T5" style:family="text">
      <style:text-properties officeooo:rsid="001d74a0"/>
    </style:style>
    <style:style style:name="T6" style:family="text">
      <style:text-properties officeooo:rsid="001fc8b9"/>
    </style:style>
    <style:style style:name="T7" style:family="text">
      <style:text-properties officeooo:rsid="0022ddd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epared for Blackstone</text:p>
      <text:p text:style-name="P1">June 2019 Geospatial Data Scientist Assessment</text:p>
      <text:p text:style-name="P1">Johannes C. Plambeck</text:p>
      <text:p text:style-name="P1"/>
      <text:p text:style-name="P1"/>
      <text:p text:style-name="P4">1) See map (average chlorophyll-a.jpeg). <text:span text:style-name="T2">I use a hexagon mesh grid to average observations to make this analysis tenable for the human eye. All classifications were performed with natural jenks throughout this analysis.</text:span></text:p>
      <text:p text:style-name="P4"/>
      <text:p text:style-name="P4">2)</text:p>
      <text:p text:style-name="P14">Table: Seasonal Bias (number of nan)</text:p>
      <text:p text:style-name="P3">2002_summer <text:s text:c="4"/>8677</text:p>
      <text:p text:style-name="P3">2002_winter <text:s text:c="3"/>10083</text:p>
      <text:p text:style-name="P3">2003_summer <text:s text:c="4"/>8670</text:p>
      <text:p text:style-name="P3">2003_winter <text:s text:c="4"/>9105</text:p>
      <text:p text:style-name="P3">2004_summer <text:s text:c="4"/>8674</text:p>
      <text:p text:style-name="P3">2004_winter <text:s text:c="4"/>9079</text:p>
      <text:p text:style-name="P3">2005_summer <text:s text:c="4"/>8658</text:p>
      <text:p text:style-name="P3">2005_winter <text:s text:c="4"/>9016</text:p>
      <text:p text:style-name="P3">2006_summer <text:s text:c="4"/>8663</text:p>
      <text:p text:style-name="P3">2006_winter <text:s text:c="4"/>9004</text:p>
      <text:p text:style-name="P3">2007_summer <text:s text:c="4"/>8667</text:p>
      <text:p text:style-name="P3">2007_winter <text:s text:c="4"/>9055</text:p>
      <text:p text:style-name="P3">2008_summer <text:s text:c="4"/>8666</text:p>
      <text:p text:style-name="P3">2008_winter <text:s text:c="4"/>9131</text:p>
      <text:p text:style-name="P3">2009_summer <text:s text:c="4"/>8678</text:p>
      <text:p text:style-name="P3">2009_winter <text:s text:c="4"/>9131</text:p>
      <text:p text:style-name="P3">2010_summer <text:s text:c="4"/>8656</text:p>
      <text:p text:style-name="P3">2010_winter <text:s text:c="4"/>8989</text:p>
      <text:p text:style-name="P3">2011_summer <text:s text:c="4"/>8662</text:p>
      <text:p text:style-name="P3">2011_winter <text:s text:c="4"/>9087</text:p>
      <text:p text:style-name="P3">2012_summer <text:s text:c="4"/>8660</text:p>
      <text:p text:style-name="P3">2012_winter <text:s text:c="4"/>9074</text:p>
      <text:p text:style-name="P3">2013_summer <text:s text:c="4"/>8668</text:p>
      <text:p text:style-name="P3">2013_winter <text:s text:c="4"/>9045</text:p>
      <text:p text:style-name="P3">2014_summer <text:s text:c="4"/>8661</text:p>
      <text:p text:style-name="P3">2014_winter <text:s text:c="4"/>9118</text:p>
      <text:p text:style-name="P3">2015_summer <text:s text:c="4"/>8672</text:p>
      <text:p text:style-name="P3">2015_winter <text:s text:c="4"/>9103</text:p>
      <text:p text:style-name="P3">2016_summer <text:s text:c="4"/>8655</text:p>
      <text:p text:style-name="P3">2016_winter <text:s text:c="4"/>9068</text:p>
      <text:p text:style-name="P3">2017_summer <text:s text:c="4"/>8660</text:p>
      <text:p text:style-name="P3">2017_winter <text:s text:c="4"/>9111</text:p>
      <text:p text:style-name="P3">2018_summer <text:s text:c="4"/>8663</text:p>
      <text:p text:style-name="P3">2018_winter <text:s text:c="4"/>9095</text:p>
      <text:p text:style-name="P3">2019_summer <text:s text:c="4"/>9058</text:p>
      <text:p text:style-name="P3">2019_winter <text:s text:c="4"/>9123</text:p>
      <text:p text:style-name="P3"/>
      <text:p text:style-name="P5">The <text:span text:style-name="T1">number of missing values from is usually greater during the winter (defined by October until April) than the summer (April until October). </text:span></text:p>
      <text:p text:style-name="P4"/>
      <text:p text:style-name="P4">2) Continued…</text:p>
      <text:p text:style-name="P14">Table: Seasonal Year over Year % Change Bias (number of nan)</text:p>
      <text:p text:style-name="P3">2003_summer_yoy <text:s text:c="4"/>8691</text:p>
      <text:p text:style-name="P3">2003_winter_yoy <text:s text:c="3"/>10107</text:p>
      <text:p text:style-name="P3">2004_summer_yoy <text:s text:c="4"/>8689</text:p>
      <text:p text:style-name="P3">2004_winter_yoy <text:s text:c="4"/>9160</text:p>
      <text:p text:style-name="P3">2005_summer_yoy <text:s text:c="4"/>8685</text:p>
      <text:p text:style-name="P3">2005_winter_yoy <text:s text:c="4"/>9119</text:p>
      <text:p text:style-name="P3">2006_summer_yoy <text:s text:c="4"/>8679</text:p>
      <text:p text:style-name="P3">2006_winter_yoy <text:s text:c="4"/>9072</text:p>
      <text:p text:style-name="P3">2007_summer_yoy <text:s text:c="4"/>8682</text:p>
      <text:p text:style-name="P3">2007_winter_yoy <text:s text:c="4"/>9095</text:p>
      <text:p text:style-name="P3">2008_summer_yoy <text:s text:c="4"/>8681</text:p>
      <text:p text:style-name="P3">2008_winter_yoy <text:s text:c="4"/>9169</text:p>
      <text:p text:style-name="P3">2009_summer_yoy <text:s text:c="4"/>8684</text:p>
      <text:p text:style-name="P3"><text:soft-page-break/>2009_winter_yoy <text:s text:c="4"/>9192</text:p>
      <text:p text:style-name="P3">2010_summer_yoy <text:s text:c="4"/>8684</text:p>
      <text:p text:style-name="P3">2010_winter_yoy <text:s text:c="4"/>9149</text:p>
      <text:p text:style-name="P3">2011_summer_yoy <text:s text:c="4"/>8676</text:p>
      <text:p text:style-name="P3">2011_winter_yoy <text:s text:c="4"/>9120</text:p>
      <text:p text:style-name="P3">2012_summer_yoy <text:s text:c="4"/>8677</text:p>
      <text:p text:style-name="P3">2012_winter_yoy <text:s text:c="4"/>9150</text:p>
      <text:p text:style-name="P3">2013_summer_yoy <text:s text:c="4"/>8677</text:p>
      <text:p text:style-name="P3">2013_winter_yoy <text:s text:c="4"/>9131</text:p>
      <text:p text:style-name="P3">2014_summer_yoy <text:s text:c="4"/>8680</text:p>
      <text:p text:style-name="P3">2014_winter_yoy <text:s text:c="4"/>9165</text:p>
      <text:p text:style-name="P3">2015_summer_yoy <text:s text:c="4"/>8686</text:p>
      <text:p text:style-name="P3">2015_winter_yoy <text:s text:c="4"/>9179</text:p>
      <text:p text:style-name="P3">2016_summer_yoy <text:s text:c="4"/>8683</text:p>
      <text:p text:style-name="P3">2016_winter_yoy <text:s text:c="4"/>9159</text:p>
      <text:p text:style-name="P3">2017_summer_yoy <text:s text:c="4"/>8670</text:p>
      <text:p text:style-name="P3">2017_winter_yoy <text:s text:c="4"/>9161</text:p>
      <text:p text:style-name="P3">2018_summer_yoy <text:s text:c="4"/>8674</text:p>
      <text:p text:style-name="P3">2018_winter_yoy <text:s text:c="4"/>9170</text:p>
      <text:p text:style-name="P3">2019_summer_yoy <text:s text:c="4"/>9059</text:p>
      <text:p text:style-name="P3">2019_winter_yoy <text:s text:c="4"/>9160</text:p>
      <text:p text:style-name="P2"/>
      <text:p text:style-name="P6">After taking the year over year percentage change of chlorophyll-a values by year-season (using seasonal conventions defined above), the same observation holds that there are more missing values during the winter than in the summer.</text:p>
      <text:p text:style-name="P6"/>
      <text:p text:style-name="P7">Inspect winter_obs_avg.jpeg and summer_obs_avg.jpeg. It would appear that missing observations are prevalent around the Hudson bay region during winter compared to the summer. In general, the arctic exhibits fewer observations during the winter versus the summer.</text:p>
      <text:p text:style-name="P7"/>
      <text:p text:style-name="P8">3)</text:p>
      <text:p text:style-name="P8"/>
      <text:p text:style-name="P8">Inspect summer_north_atlantic_<text:span text:style-name="T2">seasonal_</text:span>variance.jpeg. I assume that the northings and eastings provided for this stated an incorrect Easting. Either way, I take a cross section of the region between the French west coast to a region around 2000 km westwards. Seasonal variance is defined as the variance of all summer observations in the <text:span text:style-name="T2">aggregated </text:span>dataset. It would appear that variation of summer chlorophyl levels are highest in the areas equidistant between the seas south of Ireland and west of France. This is probably due to the North Atlantic swell. The swell appears to make a mirror-image L shape going from the south of Ireland down the the south-west corner of this bounding box. This is probably the vector of the swell.</text:p>
      <text:p text:style-name="P8"/>
      <text:p text:style-name="P9">Consider winter_north_atlantic_seasonal_variance.jpeg. This represents the variance of all winter observations of chlorophyll-a levels in the aggregated dataset. <text:span text:style-name="T3">Variances are higher in the L shaped vector described above. There is however large variances in the north-west section of the assumed bounds. There is also a lot of variance off of the coast of Normandy.</text:span></text:p>
      <text:p text:style-name="P9"/>
      <text:p text:style-name="P10">Now inspect summer_south_atlantic_seasonal_variance.jpeg and winter_south_atlantic_seasonal_variance.jpeg. I selected a region slightly larger than the prescribed bounding box since the northings/eastings did not delineate a very interesting study area. In general, summer variation of chlorophyll-a levels is greater in the south-east bounding box and north-east bounding box. This contrasts the winter seasonal variation in which concentrations only vary relatively in the south east near Cabo Verde. <text:span text:style-name="T4">Interestingly, chlorophyll-a varies more during the summer in the south Atlantic in contrast to the North Atlantic where variances are greater during the winter.</text:span></text:p>
      <text:p text:style-name="P10"/>
      <text:p text:style-name="P11">Moving onto interannual variability: my analysis studied the <text:span text:style-name="T5">variances of </text:span>year-over-year percentage changes by season. <text:span text:style-name="T5">Averages of year_season values were first taken, and then yoy percentage changes that were season specific. Variances were then taken by year. I would refine this analysis by increasing the number of observations going into the calculation of variances by first avoiding using averages of year_season_values – rather, I would compute yoy percentage changes from a year_month_season aggregation and then computing variances on those yoy monthly changes. Unfortunately, the data manipulation required to do this couldn’t be done in the permitted time. I have nevertheless provided my results here.</text:span></text:p>
      <text:p text:style-name="P12"><text:soft-page-break/>Consider the set of files yoy2011/2015/2019_north_atlantic_variances.jpeg and yoy2011/2015/2019_south_atlantic_variances.jpeg. For the sake of time, I only produced 3 maps for each region. <text:span text:style-name="T6">For the south atlantic from 2011-2015-2019, it seems that variances were high in the center of the region, then spread to the east, and then to the south of the bounding-box. This behavior appears random. Moving onto the north atlantic, variances were high in the southern extent of the bounding-box from 2011-2015, and then in 2019 vvariances were only high near the southern seas of Ireland. In general, variances are high in the L shaped vector described initially above.</text:span></text:p>
      <text:p text:style-name="P12"/>
      <text:p text:style-name="P13">4)</text:p>
      <text:p text:style-name="P13"/>
      <text:p text:style-name="P13">Consult summer_yoy_var_hotspots.jpeg and winter_yoy_var_hotspots.jpeg. These maps display Local_Moran I statistics, a type of spatial association statistic that cluster like-observations together with respect to the similarities of their scores over space and over the dataset. The statistics are based on the seasonal variances of yoy figures taken over the entire dataset. Red spots indicate yoy variances that are very close to one another over time and space. </text:p>
      <text:p text:style-name="P13"/>
      <text:p text:style-name="P13">An analysis of the spatial association of yoy variances of chlorophyll-a levels during the summer reveals that the south west coast of greenland (Danish Sea in particular), the interior of Canada, the seas of the north east coast of South America, the coasts off of Mauritania/Senegal, and the islands of Svaalbaard exhibit highly spatially correlated levels of deseasonalized yoy chlorophyll-a variances. During the winter, similar tight correlations are only really found in the Danish Sea off of south west <text:span text:style-name="T7">coast</text:span> Greenland and the northern sea off of Iceland. It’s no wonder the Danish love their herring.</text:p>
      <text:p text:style-name="P13"/>
      <text:p text:style-name="P13">5)</text:p>
      <text:p text:style-name="P13"/>
      <text:p text:style-name="P13">If I were the captain of a fishing fleet, I would consult winter_mean_hotspots.jpeg, which display a Getis-Ord statistic of spatial autocorrelation. This statistic takes average chlorophyll-a levels during all observed winters and weighs them according to their neighbors: scores that are high and densely packed get weighted-up and scores that are low and dispersed get weighted-down. This is all according to Tobler’s laws of geography – that observations that are close to one another should be more related than those that are far apart from one another. The usual suspects of (4) are noticeable in this analysis with some exceptions. The regions around the Hebrides, the U.S. Gulf Coast, Florida, Costa Rica, all of West Africa, the Great Lakes, the Saguenay, Nova Scotia and Labrador are all good contestants for fishing <text:span text:style-name="T7">operations</text:span>. But we can augment this analysis with variance correlations found in (4). Depending on the time of year, the regional contestants identified here in (5) may be more prizeworthy. But if we’re focusing only on the winter, our options do expand to more southernly areas and the northern Brittanic islan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6T17:13:45.112350638</meta:creation-date>
    <meta:generator>LibreOffice/6.2.6.2$Linux_X86_64 LibreOffice_project/20$Build-2</meta:generator>
    <dc:date>2019-09-16T21:54:46.156907504</dc:date>
    <meta:editing-duration>PT2H17M27S</meta:editing-duration>
    <meta:editing-cycles>16</meta:editing-cycles>
    <meta:document-statistic meta:table-count="0" meta:image-count="0" meta:object-count="0" meta:page-count="3" meta:paragraph-count="92" meta:word-count="1108" meta:character-count="7952" meta:non-whitespace-character-count="6654"/>
  </office:meta>
</office:document-meta>
</file>